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margin-left="0cm" fo:margin-right="0cm" fo:margin-top="0.198cm" fo:margin-bottom="0cm" style:contextual-spacing="false" style:line-height-at-least="0.353cm" fo:text-align="start" style:justify-single-word="false" fo:text-indent="0cm" style:auto-text-indent="false" style:writing-mode="lr-tb"/>
      <style:text-properties fo:font-variant="normal" fo:text-transform="none" style:use-window-font-color="true" loext:opacity="0%" style:font-name="Industry-Light" fo:font-size="12pt" fo:letter-spacing="normal" fo:font-style="normal" fo:font-weight="normal" officeooo:rsid="0012eb8e" officeooo:paragraph-rsid="000142cc" fo:background-color="transparent" style:font-size-asian="12pt" style:font-weight-asian="normal"/>
    </style:style>
    <style:style style:name="P2" style:family="paragraph" style:parent-style-name="Standard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006e0a" style:letter-kerning="true" fo:background-color="transparent" style:font-name-asian="Tahoma" style:font-size-asian="12pt" style:font-style-asian="normal" style:font-weight-asian="normal" style:font-name-complex="Liberation Sans1" style:font-size-complex="12pt" style:text-emphasize="none"/>
    </style:style>
    <style:style style:name="P3" style:family="paragraph">
      <style:paragraph-properties fo:text-align="center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Versiones de Android</text:p>
      <text:p text:style-name="P1"/>
      <text:p text:style-name="P2">Cada versión de Android va por varios nombres:<text:line-break/><text:line-break/>- <text:s text:c="2"/>La versión de Android, como **Android 9.0**<text:line-break/>- <text:s text:c="2"/>Un nombre de código como <text:s/>Pie<text:line-break/>- <text:s text:c="2"/>Un nivel de API correspondiente, como **el nivel de API 28**<text:line-break/><text:line-break/>Nombre Versión Nivel de API Lanzamiento<text:line-break/><text:line-break/>Q <text:s text:c="12"/>10.0 <text:s text:c="4"/>29 <text:s text:c="16"/>Agosto de 2020<text:line-break/><text:line-break/>Pie <text:s text:c="10"/>9.0 <text:s text:c="5"/>28 <text:s text:c="16"/>Agosto de 2018<text:line-break/><text:line-break/>Oreo <text:s text:c="7"/>8.1 <text:s text:c="6"/>27 <text:s text:c="16"/>Diciembre de 2017<text:line-break/><text:line-break/>Oreo <text:s text:c="6"/>8.0 <text:s text:c="6"/>26 <text:s text:c="15"/>Ago. 2017<text:line-break/>.<text:line-break/>.<text:line-break/>.<text:line-break/>.<text:line-break/>.<text:line-break/>Kitkat <text:s text:c="3"/>4.4. <text:s text:c="6"/>19 <text:s text:c="15"/>Oct. 2013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name="Forma1" draw:style-name="Mgr1" draw:text-style-name="MP1" svg:x1="-0.326cm" svg:y1="0.229cm" svg:x2="17.179cm" svg:y2="0.2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3:02:27.438000000</meta:creation-date>
    <dc:date>2022-08-24T13:49:25.765000000</dc:date>
    <meta:editing-duration>PT1M49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" meta:word-count="77" meta:character-count="541" meta:non-whitespace-character-count="309"/>
  </office:meta>
</office:document-meta>
</file>